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185ea" officeooo:paragraph-rsid="001185ea"/>
    </style:style>
    <style:style style:name="P2" style:family="paragraph" style:parent-style-name="Standard">
      <style:text-properties officeooo:rsid="0015c4dc" officeooo:paragraph-rsid="0015c4dc"/>
    </style:style>
    <style:style style:name="P3" style:family="paragraph" style:parent-style-name="Standard">
      <style:text-properties officeooo:rsid="0015c4dc" officeooo:paragraph-rsid="0017c612"/>
    </style:style>
    <style:style style:name="P4" style:family="paragraph" style:parent-style-name="Standard">
      <style:text-properties officeooo:rsid="0015c4dc" officeooo:paragraph-rsid="00196acf"/>
    </style:style>
    <style:style style:name="P5" style:family="paragraph" style:parent-style-name="Standard">
      <style:text-properties officeooo:rsid="00196acf" officeooo:paragraph-rsid="00196acf"/>
    </style:style>
    <style:style style:name="P6" style:family="paragraph" style:parent-style-name="Standard">
      <style:text-properties officeooo:rsid="001c523c" officeooo:paragraph-rsid="001c523c"/>
    </style:style>
    <style:style style:name="P7" style:family="paragraph" style:parent-style-name="Standard">
      <style:text-properties officeooo:rsid="001e522b" officeooo:paragraph-rsid="001e522b"/>
    </style:style>
    <style:style style:name="P8" style:family="paragraph" style:parent-style-name="Standard">
      <style:text-properties officeooo:rsid="001e522b" officeooo:paragraph-rsid="001e522b"/>
    </style:style>
    <style:style style:name="P9" style:family="paragraph" style:parent-style-name="Standard">
      <style:text-properties officeooo:rsid="00204a97" officeooo:paragraph-rsid="00204a97"/>
    </style:style>
    <style:style style:name="T1" style:family="text">
      <style:text-properties officeooo:rsid="001284f1"/>
    </style:style>
    <style:style style:name="T2" style:family="text">
      <style:text-properties officeooo:rsid="00130776"/>
    </style:style>
    <style:style style:name="T3" style:family="text">
      <style:text-properties officeooo:rsid="0014b62e"/>
    </style:style>
    <style:style style:name="T4" style:family="text">
      <style:text-properties officeooo:rsid="0017c612"/>
    </style:style>
    <style:style style:name="T5" style:family="text">
      <style:text-properties officeooo:rsid="00196acf"/>
    </style:style>
    <style:style style:name="T6" style:family="text">
      <style:text-properties officeooo:rsid="001a9f82"/>
    </style:style>
    <style:style style:name="T7" style:family="text">
      <style:text-properties officeooo:rsid="001c52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cache 缓存</text:p>
      <text:p text:style-name="P1"/>
      <text:p text:style-name="P1">key (可以用url做键)</text:p>
      <text:p text:style-name="P1">value 网页数据</text:p>
      <text:p text:style-name="P1"/>
      <text:p text:style-name="P1"/>
      <text:p text:style-name="P1">CS 架构 TCP，UDP <text:s text:c="12"/>/IP </text:p>
      <text:p text:style-name="P1"/>
      <text:p text:style-name="P1">早期使用的文本协议 <text:s/>现在支持纯文本和二进制两种格式的协议</text:p>
      <text:p text:style-name="P1"/>
      <text:p text:style-name="P1">协议实时上基于简单协议 <text:s/>不支持xml格式传输数据 <text:s/>这样是为了实现高性能</text:p>
      <text:p text:style-name="P1"/>
      <text:p text:style-name="P1">get</text:p>
      <text:p text:style-name="P1">set</text:p>
      <text:p text:style-name="P1"/>
      <text:p text:style-name="P1">memcache 缓存服务器 本身无法决定缓存任何数据</text:p>
      <text:p text:style-name="P1"><text:s text:c="2"/>一半依赖于服务端 一半依赖客户端</text:p>
      <text:p text:style-name="P1"/>
      <text:p text:style-name="P1">set key <text:s/>5 60 hellow</text:p>
      <text:p text:style-name="P1">lazy ： 懒惰模型 <text:s/>只要有空闲空间就不清理 <text:s/>LRU算法</text:p>
      <text:p text:style-name="P1"/>
      <text:p text:style-name="P1">内存缓存服务器 ：</text:p>
      <text:p text:style-name="P1"><text:s text:c="9"/><text:span text:style-name="T1">48byte</text:span></text:p>
      <text:p text:style-name="P1"><text:s text:c="8"/><text:span text:style-name="T1">1M</text:span></text:p>
      <text:p text:style-name="P1"/>
      <text:p text:style-name="P1">内存碎片</text:p>
      <text:p text:style-name="P1"><text:s text:c="3"/>在inux中有两种机制 </text:p>
      <text:p text:style-name="P1"><text:s text:c="5"/>buddy system： 伙伴系统 <text:s text:c="2"/>实现将临近内存页面组合成连续的大空间 避免内存外碎片 </text:p>
      <text:p text:style-name="P1"><text:s text:c="4"/>slab allocator ： slab分离器 <text:s text:c="2"/>对于存放小叶面 <text:s/>将整个页面划分为多个小块 </text:p>
      <text:p text:style-name="P1"/>
      <text:p text:style-name="P1"/>
      <text:p text:style-name="P1">memcache 将内存分片 如 <text:span text:style-name="T2">48byte 96byte <text:s/>132byte 。。。</text:span></text:p>
      <text:p text:style-name="P1">早期是<text:span text:style-name="T3">2倍增长 </text:span></text:p>
      <text:p text:style-name="P1">现在支持使用增长银子 </text:p>
      <text:p text:style-name="P1"><text:s text:c="4"/>growth factor：<text:span text:style-name="T3">2 <text:s/>1.1 等自己定义 <text:s/>1+1×1.1</text:span></text:p>
      <text:p text:style-name="P1"><text:s text:c="8"/><text:span text:style-name="T3">48byte ： slap class 类别 <text:s/>， slab cchunk</text:span></text:p>
      <text:p text:style-name="P1"><text:s/>memcache <text:span text:style-name="T3">： 不通信分布式缓存服务器</text:span></text:p>
      <text:p text:style-name="P1"/>
      <text:p text:style-name="P1">客户端轮流调用服务端 </text:p>
      <text:p text:style-name="P1"><text:s/></text:p>
      <text:p text:style-name="P1">一致性hash</text:p>
      <text:p text:style-name="P1"/>
      <text:p text:style-name="P2"><text:a xlink:type="simple" xlink:href="http://memcached.org/">http://memcached.org/</text:a></text:p>
      <text:p text:style-name="P2"/>
      <text:p text:style-name="P2"/>
      <text:p text:style-name="P2">event-drive n</text:p>
      <text:p text:style-name="P2"><text:s text:c="2"/>libevent</text:p>
      <text:p text:style-name="P2"/>
      <text:p text:style-name="P2"/>
      <text:p text:style-name="P2">mecached 选项</text:p>
      <text:p text:style-name="P2"><text:s text:c="2"/>-h 帮助</text:p>
      <text:p text:style-name="P2"><text:s text:c="2"/>-p指定tcp监听端口 <text:s/>-<text:span text:style-name="T4">U</text:span>制定udp端口 <text:s/>默认都是<text:span text:style-name="T4">11211 -u指定0 关闭udp</text:span></text:p>
      <text:p text:style-name="P2"><text:soft-page-break/><text:s/>-s制定监听在本机套接字 </text:p>
      <text:p text:style-name="P2"><text:s/>-l指定监听地址 </text:p>
      <text:p text:style-name="P2">-d 表示以一个服务的方式运行（后台）</text:p>
      <text:p text:style-name="P2"><text:s/>-r 设定</text:p>
      <text:p text:style-name="P2">-u 以那个用户身份运行</text:p>
      <text:p text:style-name="P2">-m指定 memcache可用的最大内存空间 m为单位 </text:p>
      <text:p text:style-name="P3"><text:s/>-t 入栈线程数 </text:p>
      <text:p text:style-name="P3">-f设定增长因子</text:p>
      <text:p text:style-name="P4">-n 最小的slab chunk 大小 默认<text:span text:style-name="T5">48byte 单位字节 </text:span></text:p>
      <text:p text:style-name="P4">-<text:span text:style-name="T5">P 制定pid文件</text:span></text:p>
      <text:p text:style-name="P4">-<text:span text:style-name="T5">L 试图使用最大的内存空间 </text:span></text:p>
      <text:p text:style-name="P4"><text:s text:c="2"/>-<text:span text:style-name="T5">S 启用sasl功能进行认证 </text:span></text:p>
      <text:p text:style-name="P4">-o 额外的选项</text:p>
      <text:p text:style-name="P4">-<text:span text:style-name="T7">c 最大并发连接数</text:span></text:p>
      <text:p text:style-name="P4"/>
      <text:p text:style-name="P5">/usr/local/memcached/bin/memcached -m 64 -n 20 -f 1.25 -u nobody -vv </text:p>
      <text:p text:style-name="P4"/>
      <text:p text:style-name="P5">[root@localhost ~]# telnet localhost 11211 </text:p>
      <text:p text:style-name="P5">Trying ::1... </text:p>
      <text:p text:style-name="P5">Connected to localhost. </text:p>
      <text:p text:style-name="P5">Escape character is '^]'. </text:p>
      <text:p text:style-name="P5">&lt;36 new auto-negotiating client connection </text:p>
      <text:p text:style-name="P5">stats </text:p>
      <text:p text:style-name="P5"/>
      <text:p text:style-name="P5"/>
      <text:p text:style-name="P5">命令add</text:p>
      <text:p text:style-name="P5">add keyname flag timeout datasize</text:p>
      <text:p text:style-name="P5">如：</text:p>
      <text:p text:style-name="P5"><text:s/>add mykey <text:span text:style-name="T6">0 10 12 </text:span></text:p>
      <text:p text:style-name="P5">hellow！</text:p>
      <text:p text:style-name="P5"/>
      <text:p text:style-name="P5"/>
      <text:p text:style-name="P5">Get</text:p>
      <text:p text:style-name="P5">set</text:p>
      <text:p text:style-name="P5">add</text:p>
      <text:p text:style-name="P5">replace</text:p>
      <text:p text:style-name="P5">append</text:p>
      <text:p text:style-name="P5">prepend 前面追加</text:p>
      <text:p text:style-name="P5">incr ：i+<text:span text:style-name="T6">+</text:span></text:p>
      <text:p text:style-name="P5">decr：i--</text:p>
      <text:p text:style-name="P5">flush all ：清理所有键</text:p>
      <text:p text:style-name="P5">stats</text:p>
      <text:p text:style-name="P5">version ：版本号</text:p>
      <text:p text:style-name="P5">ver bosity 提升日志级别</text:p>
      <text:p text:style-name="P5">quit 离开</text:p>
      <text:p text:style-name="P5"/>
      <text:p text:style-name="P5"/>
      <text:p text:style-name="P5">编程库 </text:p>
      <text:p text:style-name="P5">perl</text:p>
      <text:p text:style-name="P5"><text:s text:c="3"/>cache::<text:span text:style-name="T7">memcached</text:span></text:p>
      <text:p text:style-name="P6">php</text:p>
      <text:p text:style-name="P6"><text:s text:c="3"/>memcache</text:p>
      <text:p text:style-name="P6"><text:soft-page-break/><text:s text:c="3"/>memcached php的客户端库 比上一个好用</text:p>
      <text:p text:style-name="P6">c /c++ </text:p>
      <text:p text:style-name="P6"><text:s text:c="3"/>libmemcached</text:p>
      <text:p text:style-name="P6"><text:s text:c="7"/>提供命令行工具</text:p>
      <text:p text:style-name="P6"/>
      <text:p text:style-name="P6">memadmin web管理界面</text:p>
      <text:p text:style-name="P6"><text:s/></text:p>
      <text:p text:style-name="P6">服务脚本</text:p>
      <text:p text:style-name="P7">#!/bin/bash</text:p>
      <text:p text:style-name="P7">#</text:p>
      <text:p text:style-name="P7"># Init file for memcached</text:p>
      <text:p text:style-name="P7">#</text:p>
      <text:p text:style-name="P7"># chkconfig: - 86 14</text:p>
      <text:p text:style-name="P7"># description: Distributed memory caching daemon</text:p>
      <text:p text:style-name="P7">#</text:p>
      <text:p text:style-name="P7"># processname: memcached</text:p>
      <text:p text:style-name="P7"># config: /etc/sysconfig/memcached</text:p>
      <text:p text:style-name="P7"/>
      <text:p text:style-name="P7">. /etc/rc.d/init.d/functions</text:p>
      <text:p text:style-name="P7"/>
      <text:p text:style-name="P7">## Default variables</text:p>
      <text:p text:style-name="P7">PORT="11211"</text:p>
      <text:p text:style-name="P7">USER="nobody"</text:p>
      <text:p text:style-name="P7">MAXCONN="1024"</text:p>
      <text:p text:style-name="P7">CACHESIZE="64"</text:p>
      <text:p text:style-name="P7">OPTIONS=""</text:p>
      <text:p text:style-name="P7"/>
      <text:p text:style-name="P7">RETVAL=0</text:p>
      <text:p text:style-name="P7">prog="/usr/local/memcached/bin/memcached"</text:p>
      <text:p text:style-name="P7">desc="Distributed memory caching"</text:p>
      <text:p text:style-name="P7">lockfile="/var/lock/subsys/memcached"</text:p>
      <text:p text:style-name="P7"/>
      <text:p text:style-name="P7">start() {</text:p>
      <text:p text:style-name="P7"><text:s text:c="8"/>echo -n $"Starting $desc (memcached): "</text:p>
      <text:p text:style-name="P7"><text:s text:c="8"/>daemon $prog -d -p $PORT -u $USER -c $MAXCONN -m $CACHESIZE -o "$OPTIONS"</text:p>
      <text:p text:style-name="P7"><text:s text:c="8"/>RETVAL=$?</text:p>
      <text:p text:style-name="P7"><text:s text:c="8"/>echo</text:p>
      <text:p text:style-name="P7"><text:s text:c="8"/>[ $RETVAL -eq 0 ] &amp;&amp; touch $lockfile</text:p>
      <text:p text:style-name="P7"><text:s text:c="8"/>return $RETVAL</text:p>
      <text:p text:style-name="P7">}</text:p>
      <text:p text:style-name="P7"/>
      <text:p text:style-name="P7">stop() {</text:p>
      <text:p text:style-name="P7"><text:s text:c="8"/>echo -n $"Shutting down $desc (memcached): "</text:p>
      <text:p text:style-name="P7"><text:s text:c="8"/>killproc $prog</text:p>
      <text:p text:style-name="P7"><text:s text:c="8"/>RETVAL=$?</text:p>
      <text:p text:style-name="P7"><text:s text:c="8"/>echo</text:p>
      <text:p text:style-name="P7"><text:s text:c="8"/>[ $RETVAL -eq 0 ] &amp;&amp; rm -f $lockfile</text:p>
      <text:p text:style-name="P7"><text:s text:c="8"/>return $RETVAL</text:p>
      <text:p text:style-name="P7">}</text:p>
      <text:p text:style-name="P7"/>
      <text:p text:style-name="P7">restart() {</text:p>
      <text:p text:style-name="P7"><text:s text:c="8"/>stop</text:p>
      <text:p text:style-name="P7"><text:soft-page-break/><text:s text:c="8"/>start</text:p>
      <text:p text:style-name="P7">}</text:p>
      <text:p text:style-name="P7"/>
      <text:p text:style-name="P7">reload() {</text:p>
      <text:p text:style-name="P7"><text:s text:c="8"/>echo -n $"Reloading $desc ($prog): "</text:p>
      <text:p text:style-name="P7"><text:s text:c="8"/>killproc $prog -HUP</text:p>
      <text:p text:style-name="P7"><text:s text:c="8"/>RETVAL=$?</text:p>
      <text:p text:style-name="P7"><text:s text:c="8"/>echo</text:p>
      <text:p text:style-name="P7"><text:s text:c="8"/>return $RETVAL</text:p>
      <text:p text:style-name="P7">}</text:p>
      <text:p text:style-name="P7"/>
      <text:p text:style-name="P7">case "$1" in</text:p>
      <text:p text:style-name="P7"><text:s text:c="2"/>start)</text:p>
      <text:p text:style-name="P7"><text:s text:c="8"/>start</text:p>
      <text:p text:style-name="P7"><text:s text:c="8"/>;;</text:p>
      <text:p text:style-name="P7"><text:s text:c="2"/>stop)</text:p>
      <text:p text:style-name="P7"><text:s text:c="8"/>stop</text:p>
      <text:p text:style-name="P7"><text:s text:c="8"/>;;</text:p>
      <text:p text:style-name="P7"><text:s text:c="2"/>restart)</text:p>
      <text:p text:style-name="P7"><text:s text:c="8"/>restart</text:p>
      <text:p text:style-name="P7"><text:s text:c="8"/>;;</text:p>
      <text:p text:style-name="P7"><text:s text:c="2"/>condrestart)</text:p>
      <text:p text:style-name="P7"><text:s text:c="8"/>[ -e $lockfile ] &amp;&amp; restart</text:p>
      <text:p text:style-name="P7"><text:s text:c="8"/>RETVAL=$?</text:p>
      <text:p text:style-name="P7"><text:s text:c="8"/>;; <text:s text:c="6"/></text:p>
      <text:p text:style-name="P7"><text:s text:c="2"/>reload)</text:p>
      <text:p text:style-name="P7"><text:s text:c="8"/>reload</text:p>
      <text:p text:style-name="P7"><text:s text:c="8"/>;;</text:p>
      <text:p text:style-name="P7"><text:s text:c="2"/>status)</text:p>
      <text:p text:style-name="P7"><text:s text:c="8"/>status $prog</text:p>
      <text:p text:style-name="P7"><text:s text:c="8"/>RETVAL=$?</text:p>
      <text:p text:style-name="P7"><text:s text:c="8"/>;;</text:p>
      <text:p text:style-name="P7"><text:s text:c="3"/>*)</text:p>
      <text:p text:style-name="P7"><text:s text:c="8"/>echo $"Usage: $0 {start|stop|restart|condrestart|status}"</text:p>
      <text:p text:style-name="P7"><text:s text:c="8"/>RETVAL=1</text:p>
      <text:p text:style-name="P7">esac</text:p>
      <text:p text:style-name="P7"/>
      <text:p text:style-name="P7">exit $RETVAL</text:p>
      <text:p text:style-name="P7"/>
      <text:p text:style-name="P7">php使用memcache</text:p>
      <text:p text:style-name="P7"/>
      <text:p text:style-name="P7"/>
      <text:p text:style-name="P9">nginx 结合memcache</text:p>
      <text:p text:style-name="P9"/>
      <text:p text:style-name="P9"/>
      <text:p text:style-name="P9">php 把session保存在memcache 中</text:p>
      <text:p text:style-name="P9">在php配置文件中添加</text:p>
      <text:p text:style-name="P9">session.save_handler=memcache</text:p>
      <text:p text:style-name="P9">session.save_path=”tcp://192.168.6.2:1121?persistent=1&amp;weight=1&amp;timeout=1&amp;retry_interval=15”;</text:p>
      <text:p text:style-name="P9"/>
      <text:p text:style-name="P9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5:34:13.534438666</meta:creation-date>
    <meta:editing-duration>PT14M14S</meta:editing-duration>
    <meta:editing-cycles>3</meta:editing-cycles>
    <meta:generator>LibreOffice/4.2.3.3$Linux_X86_64 LibreOffice_project/420m0$Build-3</meta:generator>
    <dc:date>2014-07-13T16:03:36.739568009</dc:date>
    <meta:document-statistic meta:table-count="0" meta:image-count="0" meta:object-count="0" meta:page-count="5" meta:paragraph-count="164" meta:word-count="785" meta:character-count="2960" meta:non-whitespace-character-count="2322"/>
  </office:meta>
</office:document-meta>
</file>